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F43FE0839C7F7491B6.png" manifest:media-type="image/png"/>
  <manifest:file-entry manifest:full-path="Pictures/10000201000001AD0000008144CAB1414808228C.png" manifest:media-type="image/png"/>
  <manifest:file-entry manifest:full-path="Pictures/1000020100000AB200000516F3CFF3595705B4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1ee49" officeooo:paragraph-rsid="0011ee49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0f6db6" officeooo:paragraph-rsid="000f6db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f6db6" officeooo:paragraph-rsid="000f6d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2e6c1" officeooo:paragraph-rsid="0012e6c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41bad" officeooo:paragraph-rsid="00141ba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1ee49" officeooo:paragraph-rsid="0011ee49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" fo:font-size="12pt" officeooo:rsid="000f6db6" officeooo:paragraph-rsid="0011ee49" style:font-size-asian="12pt" style:font-size-complex="12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0f6db6" officeooo:paragraph-rsid="000f6db6" style:font-size-asian="12pt" style:font-size-complex="12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a353" officeooo:paragraph-rsid="0012a353" style:font-size-asian="12pt" style:font-size-complex="12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e6c1" officeooo:paragraph-rsid="00161474" style:font-size-asian="12pt" style:font-size-complex="12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e6c1" officeooo:paragraph-rsid="0011ee49" style:font-size-asian="12pt" style:font-size-complex="12pt"/>
    </style:style>
    <style:style style:name="T1" style:family="text">
      <style:text-properties officeooo:rsid="0012a353"/>
    </style:style>
    <style:style style:name="T2" style:family="text">
      <style:text-properties officeooo:rsid="0012a609"/>
    </style:style>
    <style:style style:name="T3" style:family="text">
      <style:text-properties officeooo:rsid="0012bbeb"/>
    </style:style>
    <style:style style:name="T4" style:family="text">
      <style:text-properties officeooo:rsid="0014c45a"/>
    </style:style>
    <style:style style:name="T5" style:family="text">
      <style:text-properties officeooo:rsid="00161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INVESTIGADORES POR NATURALEZA</text:p>
      <text:p text:style-name="P1"/>
      <text:p text:style-name="P1">PROYECTO AST<text:span text:style-name="T3">R</text:span>OPÁRAMO</text:p>
      <text:p text:style-name="P1"/>
      <text:p text:style-name="P6">Lista de contenido de los Kits rotativos experimentales</text:p>
      <text:p text:style-name="P2"/>
      <text:p text:style-name="P4">Adicional, cosas de papelería que se debe<text:span text:style-name="T5">rían </text:span>entregar:</text:p>
      <text:p text:style-name="P4">1 Libreta de apuntes para el semillero</text:p>
      <text:p text:style-name="P4">1 lapicero</text:p>
      <text:p text:style-name="P5">1 brújula <text:span text:style-name="T5">(Opcional)</text:span></text:p>
      <text:p text:style-name="P5">1 Carta celeste de bajo costo plastificada</text:p>
      <text:p text:style-name="P10">Astronomía de Posición: Construir y usar u<text:span text:style-name="T4">na regla para medir ángulos y un cuadrante (Materiales)</text:span></text:p>
      <text:p text:style-name="P3"/>
      <text:p text:style-name="P7">KIT 1</text:p>
      <text:p text:style-name="P11"/>
      <text:p text:style-name="P8">M<text:span text:style-name="T1">odelo</text:span> de traslación <text:span text:style-name="T1">de la tierra y las estaciones. Con bombillo.</text:span></text:p>
      <text:p text:style-name="P9">Movim<text:span text:style-name="T2">i</text:span>ento tierra, luna, sol: Fases de la luna, eclipses.</text:p>
      <text:p text:style-name="P9">Construcción de un simulador del movimiento del sol a lo largo del año.</text:p>
      <text:p text:style-name="P9"/>
      <text:p text:style-name="P9">KIT 2</text:p>
      <text:p text:style-name="P9"/>
      <text:p text:style-name="P9">Albedo.</text:p>
      <text:p text:style-name="P9">Calentamiento de las capas de la atmósfera.</text:p>
      <text:p text:style-name="P9">Radiación infrarroja.</text:p>
      <text:p text:style-name="P9">Construcción de un arcoiris con agua.</text:p>
      <text:p text:style-name="P9"/>
      <text:p text:style-name="P9">KIT 3</text:p>
      <text:p text:style-name="P9"/>
      <text:p text:style-name="P9">Efecto invernadero.</text:p>
      <text:p text:style-name="P9">Acidificación de los Océanos</text:p>
      <text:p text:style-name="P9">Aumento del CO2</text:p>
      <text:p text:style-name="P9"/>
      <text:p text:style-name="P9">KIT 4</text:p>
      <text:p text:style-name="P9"/>
      <text:p text:style-name="P9">Océanos como amortiguadores.</text:p>
      <text:p text:style-name="P9">Ascenso del nivel del mar.</text:p>
      <text:p text:style-name="P9">Radiación solar</text:p>
      <text:p text:style-name="P9">Astrobiología: Cambio del punto de ebullición del agua con el cambio de presión.</text:p>
      <text:p text:style-name="P9"/>
      <text:p text:style-name="P8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-0.034cm" svg:y="-0.115cm" svg:width="5.779cm" svg:height="1.737cm" draw:z-index="0"><draw:image xlink:href="Pictures/10000201000001AD0000008144CAB1414808228C.png" xlink:type="simple" xlink:show="embed" xlink:actuate="onLoad" loext:mime-type="image/png"/></draw:frame><draw:frame draw:style-name="Mfr1" draw:name="Imagen2" text:anchor-type="paragraph" svg:x="7.922cm" svg:y="-0.095cm" svg:width="4.292cm" svg:height="1.847cm" draw:z-index="1"><draw:image xlink:href="Pictures/1000020100000AB200000516F3CFF3595705B44C.png" xlink:type="simple" xlink:show="embed" xlink:actuate="onLoad" loext:mime-type="image/png"/></draw:frame><draw:frame draw:style-name="Mfr1" draw:name="Imagen3" text:anchor-type="paragraph" svg:x="14.471cm" svg:y="-0.208cm" svg:width="2.536cm" svg:height="2.341cm" draw:z-index="2"><draw:image xlink:href="Pictures/10000201000001F4000001F43FE0839C7F7491B6.png" xlink:type="simple" xlink:show="embed" xlink:actuate="onLoad" loext:mime-type="image/pn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2:38:47.001603360</meta:creation-date>
    <dc:date>2020-05-16T18:02:07.479104205</dc:date>
    <meta:editing-duration>PT26M15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1" meta:paragraph-count="27" meta:word-count="145" meta:character-count="907" meta:non-whitespace-character-count="789"/>
  </office:meta>
</office:document-meta>
</file>